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FC0000039C5C44811173016FF1.png" manifest:media-type="image/png"/>
  <manifest:file-entry manifest:full-path="Pictures/10000001000001F2000003920A8C85096E6051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3.259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g>
          <draw:frame draw:style-name="gr1" draw:text-style-name="P1" draw:layer="layout" svg:width="8.58cm" svg:height="15.749cm" svg:x="-0.08cm" svg:y="0.001cm">
            <draw:image xlink:href="Pictures/10000001000001F2000003920A8C85096E605194.png" xlink:type="simple" xlink:show="embed" xlink:actuate="onLoad" draw:mime-type="image/png">
              <text:p/>
            </draw:image>
          </draw:frame>
          <draw:frame draw:style-name="gr2" draw:text-style-name="P1" draw:layer="layout" svg:width="37.108cm" svg:height="15.75cm" svg:x="7.792cm" svg:y="0cm">
            <draw:image xlink:href="Pictures/10000001000008FC0000039C5C44811173016FF1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g>
          <draw:frame draw:style-name="gr1" draw:text-style-name="P1" draw:layer="layout" svg:width="8.58cm" svg:height="15.749cm" svg:x="-0.08cm" svg:y="0.001cm">
            <draw:image xlink:href="Pictures/10000001000001F2000003920A8C85096E605194.png" xlink:type="simple" xlink:show="embed" xlink:actuate="onLoad" draw:mime-type="image/png">
              <text:p/>
            </draw:image>
          </draw:frame>
          <draw:frame draw:style-name="gr2" draw:text-style-name="P1" draw:layer="layout" svg:width="37.108cm" svg:height="15.75cm" svg:x="7.792cm" svg:y="0cm">
            <draw:image xlink:href="Pictures/10000001000008FC0000039C5C44811173016FF1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8T10:42:23.241531943</meta:creation-date>
    <dc:date>2022-12-08T10:47:04.274505974</dc:date>
    <meta:editing-duration>PT4M44S</meta:editing-duration>
    <meta:editing-cycles>1</meta:editing-cycles>
    <meta:document-statistic meta:object-count="31"/>
    <meta:generator>LibreOffice/7.3.4.2$Linux_X86_64 LibreOffice_project/728fec16bd5f605073805c3c9e7c4212a0120dc5</meta:generator>
  </office:meta>
</office:document-meta>
</file>